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1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2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style="italic" style:font-style-asian="italic" style:font-style-complex="italic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0% 100%" fo:font-style="italic" style:font-style-asian="italic" style:font-name-complex="Symbol" style:font-style-complex="italic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Symbol" style:font-name-complex="Symbol"/>
    </style:style>
    <style:style style:name="T38" style:family="text">
      <style:text-properties style:font-name="Arial1" style:font-name-asian="Times New Roman" style:font-name-complex="Arial1" style:font-weight-complex="bold"/>
    </style:style>
    <style:style style:name="T39" style:family="text">
      <style:text-properties style:font-weight-complex="bold"/>
    </style:style>
    <style:style style:name="T40" style:family="text">
      <style:text-properties style:font-name-complex="Symbol"/>
    </style:style>
    <style:style style:name="T4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6"><text:span text:style-name="T4">Type: </text:span><text:span text:style-name="T3">Radiation monitor AT6131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4">/</text:span><text:span text:style-name="T16">N</text:span><text:span text:style-name="T34">: </text:span><text:span text:style-name="T16"><text:s text:c="2"/></text:span><text:span text:style-name="T35">$allSerial</text:span></text:p>
      <text:p text:style-name="P10"/>
      <text:p text:style-name="P3">Measurement limits: </text:p>
      <text:p text:style-name="Standard"><text:span text:style-name="T9">from 0.1 </text:span><text:span text:style-name="T29">µ</text:span><text:span text:style-name="T9">Sv/h to 10 mSv/h, </text:span></text:p>
      <text:p text:style-name="P4">from 10 part./cm<text:span text:style-name="T19">2</text:span><text:span text:style-name="T37"></text:span>min to 1<text:span text:style-name="T37"></text:span>10<text:span text:style-name="T19">4</text:span> part./cm<text:span text:style-name="T19">2</text:span><text:span text:style-name="T37"></text:span>min</text:p>
      <text:p text:style-name="P7"/>
      <text:p text:style-name="P4"><text:span text:style-name="T36">Measurement error: </text:span><text:span text:style-name="T38">±</text:span><text:span text:style-name="T39">20</text:span> %</text:p>
      <text:p text:style-name="P17"/>
      <text:p text:style-name="P3">Operating conditions: </text:p>
      <text:p text:style-name="P42"><text:span text:style-name="T15">- Air temperature<text:tab/></text:span><text:span text:style-name="T30"><text:tab/><text:tab/><text:tab/><text:tab/>+</text:span><text:span text:style-name="T15">$temp</text:span><text:span text:style-name="T30"> °</text:span><text:span text:style-name="T15">C</text:span></text:p>
      <text:p text:style-name="P42"><text:span text:style-name="T15">- Atmospheric pressure<text:tab/></text:span><text:span text:style-name="T15"><text:tab/><text:tab/><text:tab/>98,5 kPa</text:span></text:p>
      <text:p text:style-name="P42"><text:span text:style-name="T15">- Relative humidity<text:tab/><text:tab/></text:span><text:span text:style-name="T15"><text:tab/><text:tab/>$vlag %</text:span></text:p>
      <text:p text:style-name="P43">- Gamma radiation background<text:tab/><text:tab/><text:tab/>$bground <text:s/>nSv/h</text:p>
      <text:p text:style-name="Standard"><text:span text:style-name="Знак_20_примечания"><text:span text:style-name="T41"/></text:span></text:p>
      <text:p text:style-name="P35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<text:span text:style-name="T13">Dose rate at check point</text:span> <text:span text:style-name="T21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0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17">Relative gamma radiation <text:s/>measurement</text:span> <text:span text:style-name="T13">error</text:span><text:span text:style-name="T5">, </text:span><text:span text:style-name="T28">θ</text:span><text:span text:style-name="T26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t1.K2" table:number-rows-spanned="3" office:value-type="string">
            <text:p text:style-name="P20"><text:span text:style-name="T13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1">Ḣ</text:span><text:span text:style-name="T20">*</text:span><text:span text:style-name="T24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4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21">H</text:span><text:span text:style-name="T22">1</text:span></text:p>
          </table:table-cell>
          <table:table-cell table:style-name="t1.D3" office:value-type="string">
            <text:p text:style-name="P30"><text:span text:style-name="T14">H</text:span><text:span text:style-name="T22">2</text:span></text:p>
          </table:table-cell>
          <table:table-cell table:style-name="t1.D3" office:value-type="string">
            <text:p text:style-name="P30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4">±<text:span text:style-name="T27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7"><text:span text:style-name="T13">Flux density in test point</text:span> <text:span text:style-name="T40">φ</text:span><text:span text:style-name="T22">0</text:span><text:span text:style-name="T23">i</text:span>,</text:p>
            <text:p text:style-name="P28"><text:s/><text:span text:style-name="T14">min</text:span><text:span text:style-name="T19">-1</text:span>·<text:span text:style-name="T14">cm</text:span><text:span text:style-name="T19">-2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0"><text:span text:style-name="T13">Measured radiation flux density in test point</text:span>, <text:span text:style-name="T32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17">Relative <text:s/>measure-ment</text:span> <text:span text:style-name="T13">error</text:span></text:p>
            <text:p text:style-name="P24"><text:span text:style-name="T28">θ</text:span><text:span text:style-name="T26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6"><text:span text:style-name="T13">Confidence limit of the intrinsic <text:s/>relative error</text:span> <text:span text:style-name="T18">Δ</text:span><text:span text:style-name="T24">i</text:span><text:span text:style-name="T13">,</text:span> % </text:p>
          </table:table-cell>
          <table:table-cell table:style-name="b1.I2" table:number-rows-spanned="3" office:value-type="string">
            <text:p text:style-name="P20"><text:span text:style-name="T13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2">φ</text:span><text:span text:style-name="T25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2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9"><text:span text:style-name="T33">φ</text:span><text:span text:style-name="T22">1</text:span></text:p>
          </table:table-cell>
          <table:table-cell table:style-name="b1.C4" office:value-type="string">
            <text:p text:style-name="P40"><text:span text:style-name="T32">φ</text:span><text:span text:style-name="T22">2</text:span></text:p>
          </table:table-cell>
          <table:table-cell table:style-name="b1.C4" office:value-type="string">
            <text:p text:style-name="P40"><text:span text:style-name="T32">φ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27">1</text:span></text:p>
          </table:table-cell>
          <table:table-cell table:style-name="b1.C3" office:value-type="string">
            <text:p text:style-name="P15">β1-3<text:span text:style-name="T27">1</text:span>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27">2</text:span></text:p>
          </table:table-cell>
          <table:table-cell table:style-name="b1.B7" office:value-type="string">
            <text:p text:style-name="P15">β1-3<text:span text:style-name="T27">2</text:span></text:p>
          </table:table-cell>
          <table:table-cell table:style-name="b1.B7" office:value-type="string">
            <text:p text:style-name="P14"><text:span text:style-name="T13">β</text:span>1-62</text:p>
          </table:table-cell>
          <table:table-cell table:style-name="b1.B7" office:value-type="string">
            <text:p text:style-name="P14"><text:span text:style-name="T13">β</text:span>1-72</text:p>
          </table:table-cell>
          <table:table-cell table:style-name="b1.B7" office:value-type="string">
            <text:p text:style-name="P14"><text:span text:style-name="T13">β</text:span>1-82</text:p>
          </table:table-cell>
          <table:table-cell table:style-name="b1.B7" office:value-type="string">
            <text:p text:style-name="P16">β1-02</text:p>
          </table:table-cell>
          <table:table-cell table:style-name="b1.B7" office:value-type="string">
            <text:p text:style-name="P14"><text:span text:style-name="T13">β</text:span>1-12</text:p>
          </table:table-cell>
          <table:table-cell table:style-name="b1.B7" office:value-type="string">
            <text:p text:style-name="P14"><text:span text:style-name="T13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1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4">(signature)</text:p>
          </table:table-cell>
        </table:table-row>
        <table:table-row>
          <table:table-cell table:style-name="Таблица1.A1" office:value-type="string">
            <text:p text:style-name="P31">Technical control:</text:p>
          </table:table-cell>
          <table:table-cell table:style-name="Таблица1.A1" office:value-type="string">
            <text:p text:style-name="P33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4">(signature)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9-12T12:12:09.34</dc:date>
    <meta:print-date>2019-04-03T15:18:00</meta:print-date>
    <meta:editing-cycles>160</meta:editing-cycles>
    <meta:editing-duration>PT11H12M57S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3" meta:character-count="1729"/>
  </office:meta>
</office:document-meta>
</file>